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2.7792in" table:align="left"/>
    </style:style>
    <style:style style:name="Table1.A" style:family="table-column">
      <style:table-column-properties style:column-width="0.775in"/>
    </style:style>
    <style:style style:name="Table1.B" style:family="table-column">
      <style:table-column-properties style:column-width="0.9806in"/>
    </style:style>
    <style:style style:name="Table1.C" style:family="table-column">
      <style:table-column-properties style:column-width="1.0236in"/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Standard">
      <style:paragraph-properties fo:margin-top="0in" fo:margin-bottom="0.1965in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P6" style:family="paragraph" style:parent-style-name="Text_20_body" style:list-style-name="L5"/>
    <style:style style:name="P7" style:family="paragraph" style:parent-style-name="Preformatted_20_Text">
      <style:paragraph-properties style:writing-mode="lr-tb"/>
    </style:style>
    <style:style style:name="P8" style:family="paragraph" style:parent-style-name="Preformatted_20_Text">
      <style:paragraph-properties fo:margin-top="0in" fo:margin-bottom="0.1965in" style:writing-mode="lr-tb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vide exact perplexity evaluation code</text:p>
      <text:p text:style-name="Text_20_body">Below is <text:span text:style-name="Strong_20_Emphasis">exact, minimal, correct PyTorch code</text:span> to compute <text:span text:style-name="Strong_20_Emphasis">perplexity</text:span> for a <text:span text:style-name="Strong_20_Emphasis">continued-pretrained causal language model (CLM)</text:span> using ? Transformers.</text:p>
      <text:p text:style-name="Text_20_body">This is <text:span text:style-name="Strong_20_Emphasis">task-agnostic</text:span>, matches the <text:span text:style-name="Strong_20_Emphasis">pretraining objective</text:span>, and is suitable for <text:span text:style-name="Strong_20_Emphasis">before vs after comparison</text:span>.</text:p>
      <text:p text:style-name="Horizontal_20_Line"/>
      <text:h text:style-name="Heading_20_1" text:outline-level="1">1️⃣ What this code does</text:h>
      <text:list xml:id="list7358271180948427046" text:style-name="L1">
        <text:list-item>
          <text:p text:style-name="P2">Computes <text:span text:style-name="Strong_20_Emphasis">token-level negative log-likelihood</text:span></text:p>
        </text:list-item>
        <text:list-item>
          <text:p text:style-name="P2">Properly masks padding tokens</text:p>
        </text:list-item>
        <text:list-item>
          <text:p text:style-name="P2">Returns <text:span text:style-name="Strong_20_Emphasis">true perplexity</text:span></text:p>
        </text:list-item>
        <text:list-item>
          <text:p text:style-name="P2">Works for:</text:p>
          <text:list>
            <text:list-item>
              <text:p text:style-name="P2">Base model</text:p>
            </text:list-item>
            <text:list-item>
              <text:p text:style-name="P2">Continued-pretrained model</text:p>
            </text:list-item>
            <text:list-item>
              <text:p text:style-name="P2">LoRA-merged models</text:p>
            </text:list-item>
          </text:list>
        </text:list-item>
      </text:list>
      <text:p text:style-name="Horizontal_20_Line"/>
      <text:h text:style-name="Heading_20_1" text:outline-level="1">2️⃣ Input format (important)</text:h>
      <text:p text:style-name="Text_20_body">Your evaluation text should be <text:span text:style-name="Strong_20_Emphasis">raw domain text</text:span>, NOT instructions.</text:p>
      <text:p text:style-name="Text_20_body">Example file:</text:p>
      <text:p text:style-name="P7"><text:span text:style-name="Source_20_Text">domain_test.txt</text:span></text:p>
      <text:p text:style-name="P8"><text:span text:style-name="Source_20_Text">general_test.txt</text:span></text:p>
      <text:p text:style-name="Text_20_body">Each file contains plain text paragraphs.</text:p>
      <text:p text:style-name="Horizontal_20_Line"/>
      <text:h text:style-name="Heading_20_1" text:outline-level="1">3️⃣ Exact Perplexity Evaluation Code</text:h>
      <text:p text:style-name="P7"><text:span text:style-name="Source_20_Text">import torch</text:span></text:p>
      <text:p text:style-name="P7"><text:span text:style-name="Source_20_Text">from transformers import AutoTokenizer, AutoModelForCausalLM</text:span></text:p>
      <text:p text:style-name="P7"><text:span text:style-name="Source_20_Text">from torch.utils.data import DataLoader</text:span></text:p>
      <text:p text:style-name="P7"><text:span text:style-name="Source_20_Text">from datasets import Dataset</text:span></text:p>
      <text:p text:style-name="P7"><text:span text:style-name="Source_20_Text">import math</text:span></text:p>
      <text:p text:style-name="P7"/>
      <text:p text:style-name="P7"><text:span text:style-name="Source_20_Text"># -------------------------</text:span></text:p>
      <text:p text:style-name="P7"><text:span text:style-name="Source_20_Text"># CONFIG</text:span></text:p>
      <text:p text:style-name="P7"><text:span text:style-name="Source_20_Text"># -------------------------</text:span></text:p>
      <text:p text:style-name="P7"><text:span text:style-name="Source_20_Text">MODEL_NAME = "your-continued-pretrained-model"</text:span></text:p>
      <text:p text:style-name="P7"><text:span text:style-name="Source_20_Text">TEXT_FILE = "domain_test.txt"</text:span></text:p>
      <text:p text:style-name="P7"><text:span text:style-name="Source_20_Text">BATCH_SIZE = 2</text:span></text:p>
      <text:p text:style-name="P7"><text:soft-page-break/><text:span text:style-name="Source_20_Text">MAX_LENGTH = 2048</text:span></text:p>
      <text:p text:style-name="P7"><text:span text:style-name="Source_20_Text">DEVICE = "cuda" if torch.cuda.is_available() else "cpu"</text:span></text:p>
      <text:p text:style-name="P7"/>
      <text:p text:style-name="P7"><text:span text:style-name="Source_20_Text"># -------------------------</text:span></text:p>
      <text:p text:style-name="P7"><text:span text:style-name="Source_20_Text"># LOAD MODEL &amp; TOKENIZER</text:span></text:p>
      <text:p text:style-name="P7"><text:span text:style-name="Source_20_Text"># -------------------------</text:span></text:p>
      <text:p text:style-name="P7"><text:span text:style-name="Source_20_Text">tokenizer = AutoTokenizer.from_pretrained(MODEL_NAME)</text:span></text:p>
      <text:p text:style-name="P7"><text:span text:style-name="Source_20_Text">model = AutoModelForCausalLM.from_pretrained(MODEL_NAME)</text:span></text:p>
      <text:p text:style-name="P7"><text:span text:style-name="Source_20_Text">model.to(DEVICE)</text:span></text:p>
      <text:p text:style-name="P7"><text:span text:style-name="Source_20_Text">model.eval()</text:span></text:p>
      <text:p text:style-name="P7"/>
      <text:p text:style-name="P7"><text:span text:style-name="Source_20_Text"># Ensure padding token exists</text:span></text:p>
      <text:p text:style-name="P7"><text:span text:style-name="Source_20_Text">if tokenizer.pad_token is None:</text:span></text:p>
      <text:p text:style-name="P7"><text:span text:style-name="Source_20_Text"><text:s text:c="4"/>tokenizer.pad_token = tokenizer.eos_token</text:span></text:p>
      <text:p text:style-name="P7"/>
      <text:p text:style-name="P7"><text:span text:style-name="Source_20_Text"># -------------------------</text:span></text:p>
      <text:p text:style-name="P7"><text:span text:style-name="Source_20_Text"># LOAD TEXT DATA</text:span></text:p>
      <text:p text:style-name="P7"><text:span text:style-name="Source_20_Text"># -------------------------</text:span></text:p>
      <text:p text:style-name="P7"><text:span text:style-name="Source_20_Text">with open(TEXT_FILE, "r", encoding="utf-8") as f:</text:span></text:p>
      <text:p text:style-name="P7"><text:span text:style-name="Source_20_Text"><text:s text:c="4"/>texts = [line.strip() for line in f if len(line.strip()) &gt; 0]</text:span></text:p>
      <text:p text:style-name="P7"/>
      <text:p text:style-name="P7"><text:span text:style-name="Source_20_Text">dataset = Dataset.from_dict({"text": texts})</text:span></text:p>
      <text:p text:style-name="P7"/>
      <text:p text:style-name="P7"><text:span text:style-name="Source_20_Text">def tokenize(batch):</text:span></text:p>
      <text:p text:style-name="P7"><text:span text:style-name="Source_20_Text"><text:s text:c="4"/>return tokenizer(</text:span></text:p>
      <text:p text:style-name="P7"><text:span text:style-name="Source_20_Text"><text:s text:c="8"/>batch["text"],</text:span></text:p>
      <text:p text:style-name="P7"><text:span text:style-name="Source_20_Text"><text:s text:c="8"/>truncation=True,</text:span></text:p>
      <text:p text:style-name="P7"><text:span text:style-name="Source_20_Text"><text:s text:c="8"/>max_length=MAX_LENGTH,</text:span></text:p>
      <text:p text:style-name="P7"><text:span text:style-name="Source_20_Text"><text:s text:c="8"/>padding="max_length"</text:span></text:p>
      <text:p text:style-name="P7"><text:span text:style-name="Source_20_Text"><text:s text:c="4"/>)</text:span></text:p>
      <text:p text:style-name="P7"/>
      <text:p text:style-name="P7"><text:span text:style-name="Source_20_Text">dataset = dataset.map(tokenize, batched=True, remove_columns=["text"])</text:span></text:p>
      <text:p text:style-name="P7"><text:span text:style-name="Source_20_Text">dataset.set_format(type="torch")</text:span></text:p>
      <text:p text:style-name="P7"/>
      <text:p text:style-name="P7"><text:span text:style-name="Source_20_Text">loader = DataLoader(dataset, batch_size=BATCH_SIZE)</text:span></text:p>
      <text:p text:style-name="P7"/>
      <text:p text:style-name="P7"><text:span text:style-name="Source_20_Text"># -------------------------</text:span></text:p>
      <text:p text:style-name="P7"><text:span text:style-name="Source_20_Text"># PERPLEXITY COMPUTATION</text:span></text:p>
      <text:p text:style-name="P7"><text:span text:style-name="Source_20_Text"># -------------------------</text:span></text:p>
      <text:p text:style-name="P7"><text:span text:style-name="Source_20_Text">total_nll = 0.0</text:span></text:p>
      <text:p text:style-name="P7"><text:span text:style-name="Source_20_Text">total_tokens = 0</text:span></text:p>
      <text:p text:style-name="P7"/>
      <text:p text:style-name="P7"><text:span text:style-name="Source_20_Text">with torch.no_grad():</text:span></text:p>
      <text:p text:style-name="P7"><text:span text:style-name="Source_20_Text"><text:s text:c="4"/>for batch in loader:</text:span></text:p>
      <text:p text:style-name="P7"><text:span text:style-name="Source_20_Text"><text:s text:c="8"/>input_ids = batch["input_ids"].to(DEVICE)</text:span></text:p>
      <text:p text:style-name="P7"><text:span text:style-name="Source_20_Text"><text:s text:c="8"/>attention_mask = batch["attention_mask"].to(DEVICE)</text:span></text:p>
      <text:p text:style-name="P7"/>
      <text:p text:style-name="P7"><text:span text:style-name="Source_20_Text"><text:s text:c="8"/>outputs = model(</text:span></text:p>
      <text:p text:style-name="P7"><text:span text:style-name="Source_20_Text"><text:s text:c="12"/>input_ids=input_ids,</text:span></text:p>
      <text:p text:style-name="P7"><text:span text:style-name="Source_20_Text"><text:s text:c="12"/>attention_mask=attention_mask,</text:span></text:p>
      <text:p text:style-name="P7"><text:span text:style-name="Source_20_Text"><text:s text:c="12"/>labels=input_ids</text:span></text:p>
      <text:p text:style-name="P7"><text:span text:style-name="Source_20_Text"><text:s text:c="8"/>)</text:span></text:p>
      <text:p text:style-name="P7"/>
      <text:p text:style-name="P7"><text:span text:style-name="Source_20_Text"><text:s text:c="8"/># outputs.loss is averaged over non-masked tokens</text:span></text:p>
      <text:p text:style-name="P7"><text:span text:style-name="Source_20_Text"><text:s text:c="8"/># Multiply by token count to get total NLL</text:span></text:p>
      <text:p text:style-name="P7"><text:span text:style-name="Source_20_Text"><text:s text:c="8"/>batch_tokens = attention_mask.sum().item()</text:span></text:p>
      <text:p text:style-name="P7"><text:span text:style-name="Source_20_Text"><text:s text:c="8"/>total_nll += outputs.loss.item() * batch_tokens</text:span></text:p>
      <text:p text:style-name="P7"><text:span text:style-name="Source_20_Text"><text:s text:c="8"/>total_tokens += batch_tokens</text:span></text:p>
      <text:p text:style-name="P7"/>
      <text:p text:style-name="P7"><text:soft-page-break/><text:span text:style-name="Source_20_Text">avg_nll = total_nll / total_tokens</text:span></text:p>
      <text:p text:style-name="P7"><text:span text:style-name="Source_20_Text">perplexity = math.exp(avg_nll)</text:span></text:p>
      <text:p text:style-name="P7"/>
      <text:p text:style-name="P8"><text:span text:style-name="Source_20_Text">print(f"Perplexity: {perplexity:.4f}")</text:span></text:p>
      <text:p text:style-name="Horizontal_20_Line"/>
      <text:h text:style-name="Heading_20_1" text:outline-level="1">4️⃣ How to interpret results</text:h>
      <text:p text:style-name="Text_20_body">Run this <text:span text:style-name="Strong_20_Emphasis">for both models</text:span>: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Table_20_Heading">Model</text:p>
            </table:table-cell>
            <table:table-cell table:style-name="Table1.A1" office:value-type="string">
              <text:p text:style-name="Table_20_Heading">Domain PPL</text:p>
            </table:table-cell>
            <table:table-cell table:style-name="Table1.A1" office:value-type="string">
              <text:p text:style-name="Table_20_Heading">General PPL</text:p>
            </table:table-cell>
          </table:table-row>
        </table:table-header-rows>
        <table:table-row>
          <table:table-cell table:style-name="Table1.A1" office:value-type="string">
            <text:p text:style-name="Table_20_Contents">Base</text:p>
          </table:table-cell>
          <table:table-cell table:style-name="Table1.A1" office:value-type="string">
            <text:p text:style-name="Table_20_Contents">18.4</text:p>
          </table:table-cell>
          <table:table-cell table:style-name="Table1.A1" office:value-type="string">
            <text:p text:style-name="Table_20_Contents">14.2</text:p>
          </table:table-cell>
        </table:table-row>
        <table:table-row>
          <table:table-cell table:style-name="Table1.A1" office:value-type="string">
            <text:p text:style-name="Table_20_Contents">Continued</text:p>
          </table:table-cell>
          <table:table-cell table:style-name="Table1.A1" office:value-type="string">
            <text:p text:style-name="Table_20_Contents"><text:span text:style-name="Strong_20_Emphasis">11.7 ↓</text:span></text:p>
          </table:table-cell>
          <table:table-cell table:style-name="Table1.A1" office:value-type="string">
            <text:p text:style-name="Table_20_Contents">14.5 ≈</text:p>
          </table:table-cell>
        </table:table-row>
      </table:table>
      <text:h text:style-name="Heading_20_3" text:outline-level="3">Correct outcome</text:h>
      <text:list xml:id="list4585909627046249955" text:style-name="L2">
        <text:list-item>
          <text:p text:style-name="P3"><text:span text:style-name="Strong_20_Emphasis">Domain perplexity drops</text:span></text:p>
        </text:list-item>
        <text:list-item>
          <text:p text:style-name="P3">General perplexity stays stable (±5%)</text:p>
        </text:list-item>
      </text:list>
      <text:h text:style-name="Heading_20_3" text:outline-level="3">Bad outcome (overtraining)</text:h>
      <text:list xml:id="list1575500142860015536" text:style-name="L3">
        <text:list-item>
          <text:p text:style-name="P4">Domain PPL ↓</text:p>
        </text:list-item>
        <text:list-item>
          <text:p text:style-name="P4">General PPL ↑↑ → catastrophic forgetting</text:p>
        </text:list-item>
      </text:list>
      <text:p text:style-name="Horizontal_20_Line"/>
      <text:h text:style-name="Heading_20_1" text:outline-level="1">5️⃣ Common mistakes (avoid these)</text:h>
      <text:p text:style-name="Text_20_body">❌ Using instruction datasets<text:line-break/>❌ Evaluating on training text<text:line-break/>❌ Using <text:span text:style-name="Source_20_Text">generate()</text:span><text:line-break/>❌ Using QA accuracy<text:line-break/>❌ Comparing across different tokenizers</text:p>
      <text:p text:style-name="Horizontal_20_Line"/>
      <text:h text:style-name="Heading_20_1" text:outline-level="1">6️⃣ Optional: Sliding-window PPL (for long docs)</text:h>
      <text:p text:style-name="Text_20_body">If your documents exceed context length, use a <text:span text:style-name="Strong_20_Emphasis">sliding window</text:span>. I can provide that version if needed.</text:p>
      <text:p text:style-name="Horizontal_20_Line"/>
      <text:h text:style-name="Heading_20_1" text:outline-level="1">7️⃣ Minimal evaluation recipe (recommended)</text:h>
      <text:list xml:id="list8712346600165440905" text:style-name="L4">
        <text:list-item>
          <text:p text:style-name="P5">Domain PPL (held-out)</text:p>
        </text:list-item>
        <text:list-item>
          <text:p text:style-name="P5"><text:soft-page-break/>General PPL (Wiki / Books)</text:p>
        </text:list-item>
        <text:list-item>
          <text:p text:style-name="P5">Side-by-side completions</text:p>
        </text:list-item>
      </text:list>
      <text:p text:style-name="Text_20_body">That is <text:span text:style-name="Strong_20_Emphasis">enough to validate continued pretraining</text:span>.</text:p>
      <text:p text:style-name="Horizontal_20_Line"/>
      <text:p text:style-name="Text_20_body">If you want next, I can:</text:p>
      <text:list xml:id="list1139206109128330160" text:style-name="L5">
        <text:list-item>
          <text:p text:style-name="P6">Add <text:span text:style-name="Strong_20_Emphasis">LoRA-aware evaluation</text:span></text:p>
        </text:list-item>
        <text:list-item>
          <text:p text:style-name="P6">Provide <text:span text:style-name="Strong_20_Emphasis">sliding-window perplexity</text:span></text:p>
        </text:list-item>
        <text:list-item>
          <text:p text:style-name="P6">Show <text:span text:style-name="Strong_20_Emphasis">statistical significance testing</text:span></text:p>
        </text:list-item>
        <text:list-item>
          <text:p text:style-name="P6">Automate <text:span text:style-name="Strong_20_Emphasis">before/after comparison</text:span></text:p>
        </text:list-item>
      </text:list>
      <text:p text:style-name="Text_20_body">Just say which on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NSimSun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SimSun" style:font-size-asian="14pt" style:font-weight-asian="bold" style:font-name-complex="Arial1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6-01-05T11:50:21.12</meta:creation-date>
    <meta:document-statistic meta:table-count="1" meta:image-count="0" meta:object-count="0" meta:page-count="4" meta:paragraph-count="111" meta:word-count="439" meta:character-count="3594"/>
    <dc:date>2026-01-05T11:50:44.06</dc:date>
    <meta:editing-duration>PT24S</meta:editing-duration>
    <meta:editing-cycles>1</meta:editing-cycles>
    <meta:generator>OpenOffice/4.1.15$Win32 OpenOffice.org_project/4115m2$Build-9813</meta:generator>
  </office:meta>
</office:document-meta>
</file>